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5cm" svg:height="1.991cm" draw:transform="rotate (-0.785398163397449) translate (7.305cm 8.7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5.897cm 18.03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8.499cm" svg:y="13.03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14:01.555822606</dc:date>
    <meta:editing-duration>PT1M52S</meta:editing-duration>
    <meta:editing-cycles>6</meta:editing-cycles>
    <meta:generator>LibreOffice/4.2.8.2$Linux_x86 LibreOffice_project/420m0$Build-2</meta:generator>
    <meta:document-statistic meta:object-count="4"/>
  </office:meta>
</office:document-meta>
</file>